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370db" officeooo:paragraph-rsid="000370db"/>
    </style:style>
    <style:style style:name="P2" style:family="paragraph" style:parent-style-name="Standard">
      <style:text-properties style:font-name="Times New Roman" officeooo:rsid="000370db" officeooo:paragraph-rsid="000370db"/>
    </style:style>
    <style:style style:name="P3" style:family="paragraph" style:parent-style-name="Standard">
      <style:text-properties style:font-name="Times New Roman" officeooo:rsid="000370db" officeooo:paragraph-rsid="0011f429"/>
    </style:style>
    <style:style style:name="P4" style:family="paragraph" style:parent-style-name="Standard">
      <style:text-properties style:font-name="Times New Roman" fo:font-size="12pt" officeooo:rsid="000370db" officeooo:paragraph-rsid="000370db" style:font-size-asian="12pt" style:font-size-complex="12pt"/>
    </style:style>
    <style:style style:name="P5" style:family="paragraph" style:parent-style-name="Standard">
      <style:text-properties style:font-name="Times New Roman" fo:font-size="12pt" officeooo:rsid="000370db" officeooo:paragraph-rsid="00048bad" style:font-size-asian="12pt" style:font-size-complex="12pt"/>
    </style:style>
    <style:style style:name="P6" style:family="paragraph" style:parent-style-name="Standard">
      <style:text-properties style:font-name="Times New Roman" fo:font-size="12pt" fo:font-weight="bold" officeooo:rsid="000370db" officeooo:paragraph-rsid="000370db" fo:background-color="#ffff00" style:font-size-asian="12pt" style:font-weight-asian="bold" style:font-size-complex="12pt" style:font-weight-complex="bold"/>
    </style:style>
    <style:style style:name="P7" style:family="paragraph" style:parent-style-name="Standard">
      <style:paragraph-properties fo:break-before="page"/>
      <style:text-properties style:font-name="Times New Roman" fo:font-size="12pt" fo:font-weight="bold" officeooo:rsid="000370db" officeooo:paragraph-rsid="000370db" fo:background-color="#ffff00" style:font-size-asian="12pt" style:font-weight-asian="bold" style:font-size-complex="12pt" style:font-weight-complex="bold"/>
    </style:style>
    <style:style style:name="P8" style:family="paragraph" style:parent-style-name="Text_20_body">
      <style:text-properties officeooo:rsid="000370db" officeooo:paragraph-rsid="000370db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12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13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1f429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AVA ASSIGNMENT – JAVA BEANS</text:p>
      <text:p text:style-name="P4"/>
      <text:p text:style-name="P6">1. What is a JavaBean?</text:p>
      <text:p text:style-name="P4"/>
      <text:p text:style-name="P4">A JavaBean is a reusable software component that follows specific conventions, used for encapsulating data in Java. </text:p>
      <text:p text:style-name="P4"/>
      <text:p text:style-name="P6">2. What are the key features of a JavaBean?</text:p>
      <text:p text:style-name="P4"/>
      <text:p text:style-name="P8"><text:span text:style-name="Strong_20_Emphasis"><text:span text:style-name="T3">Key features</text:span></text:span><text:span text:style-name="T3">:</text:span></text:p>
      <text:list text:style-name="L1">
        <text:list-item>
          <text:p text:style-name="P11">It must have a public no-argument constructor.</text:p>
        </text:list-item>
        <text:list-item>
          <text:p text:style-name="P11">It should be serializable.</text:p>
        </text:list-item>
        <text:list-item>
          <text:p text:style-name="P11">It must provide getter and setter methods to access its properties.</text:p>
        </text:list-item>
        <text:list-item>
          <text:p text:style-name="P12">It follows the convention of having properties as private fields.</text:p>
        </text:list-item>
      </text:list>
      <text:p text:style-name="P4"/>
      <text:p text:style-name="P6">3. How do you create a simple JavaBean?</text:p>
      <text:p text:style-name="P4"/>
      <text:p text:style-name="P5">public class Person implements Serializable {<text:line-break/> <text:s text:c="3"/>private String name;<text:line-break/><text:line-break/> <text:s text:c="3"/>public Person() {} <text:line-break/><text:line-break/> <text:s text:c="3"/>public String getName() { return name; }<text:line-break/> <text:s text:c="3"/>public void setName(String name) { this.name = name; }</text:p>
      <text:p text:style-name="P5"><text:line-break/>}</text:p>
      <text:p text:style-name="P4"/>
      <text:p text:style-name="P6">4. What is the significance of the no-argument constructor in a JavaBean?</text:p>
      <text:p text:style-name="P4"/>
      <text:p text:style-name="P4">It allows easy instantiation of the JavaBean and is required for frameworks that create instances dynamically, like Java EE and JavaFX. </text:p>
      <text:p text:style-name="P4"/>
      <text:p text:style-name="P6">5. What are getter and setter methods in a JavaBean?</text:p>
      <text:p text:style-name="P4"/>
      <text:p text:style-name="P1"><text:span text:style-name="Strong_20_Emphasis"><text:span text:style-name="T3">Getter</text:span></text:span><text:span text:style-name="T3"> retrieves the value of a property. </text:span></text:p>
      <text:p text:style-name="P1"><text:span text:style-name="Strong_20_Emphasis"><text:span text:style-name="T3">Setter</text:span></text:span><text:span text:style-name="T3"> sets the value of a property. </text:span></text:p>
      <text:p text:style-name="P4"/>
      <text:p text:style-name="P6">6. Explain the naming convention for properties in Java Beans.</text:p>
      <text:p text:style-name="P4"/>
      <text:p text:style-name="P8"><text:span text:style-name="Strong_20_Emphasis"><text:span text:style-name="T3">Naming convention for properties</text:span></text:span><text:span text:style-name="T3">: <text:tab/></text:span></text:p>
      <text:list text:style-name="L2">
        <text:list-item>
          <text:p text:style-name="P13">Property names are written in camelCase.</text:p>
        </text:list-item>
        <text:list-item>
          <text:p text:style-name="P10"><text:span text:style-name="T3">Getter method for a property starts with </text:span><text:span text:style-name="Source_20_Text"><text:span text:style-name="T3">get</text:span></text:span><text:span text:style-name="T3"> (e.g., </text:span><text:span text:style-name="Source_20_Text"><text:span text:style-name="T3">getName()</text:span></text:span><text:span text:style-name="T3">).</text:span></text:p>
        </text:list-item>
        <text:list-item>
          <text:p text:style-name="P10"><text:span text:style-name="T3">Setter method for a property starts with </text:span><text:span text:style-name="Source_20_Text"><text:span text:style-name="T3">set</text:span></text:span><text:span text:style-name="T3"> (e.g., </text:span><text:span text:style-name="Source_20_Text"><text:span text:style-name="T3">setName()</text:span></text:span><text:span text:style-name="T3">).</text:span></text:p>
        </text:list-item>
        <text:list-item>
          <text:p text:style-name="P9"><text:span text:style-name="T3">Boolean properties use </text:span><text:span text:style-name="Source_20_Text"><text:span text:style-name="T4">is</text:span></text:span><text:span text:style-name="T3"> for getters (e.g., </text:span><text:span text:style-name="Source_20_Text"><text:span text:style-name="T3">isActive()</text:span></text:span><text:span text:style-name="T3">).</text:span></text:p>
        </text:list-item>
      </text:list>
      <text:p text:style-name="P4"/>
      <text:p text:style-name="P6">7. What is the role of the Serializable interface in JavaBeans?</text:p>
      <text:p text:style-name="P4"/>
      <text:p text:style-name="P4">It enables JavaBeans to be serialized, meaning their state can be saved and restored, allowing them to be persisted or transferred over networks. </text:p>
      <text:p text:style-name="P7">8. How do you access JavaBean properties?</text:p>
      <text:p text:style-name="P4"/>
      <text:p text:style-name="P2"><text:span text:style-name="T7">You access properties via their getter and setter methods, like </text:span><text:span text:style-name="Source_20_Text"><text:span text:style-name="T3">bean.getProperty()</text:span></text:span><text:span text:style-name="T7"> and </text:span><text:span text:style-name="Source_20_Text"><text:span text:style-name="T3">bean.setProperty(value)</text:span></text:span><text:span text:style-name="T7">. </text:span></text:p>
      <text:p text:style-name="P4"/>
      <text:p text:style-name="P6">9. What is the Beaninfo class used for?</text:p>
      <text:p text:style-name="P4"/>
      <text:p text:style-name="P2"><text:span text:style-name="T7">The </text:span><text:span text:style-name="Source_20_Text"><text:span text:style-name="T3">BeanInfo</text:span></text:span><text:span text:style-name="T7"> class provides metadata about the JavaBean, including its properties, methods, and events, which can be used by design tools. </text:span></text:p>
      <text:p text:style-name="P4"/>
      <text:p text:style-name="P6">10. What is the Introspector class in JavaBeans?</text:p>
      <text:p text:style-name="P4"/>
      <text:p text:style-name="P2"><text:span text:style-name="T7">The </text:span><text:span text:style-name="Source_20_Text"><text:span text:style-name="T3">Introspector</text:span></text:span><text:span text:style-name="T7"> class is used to analyze a JavaBean and gather information about its properties, methods, and events, typically used by GUI development tools or frameworks. </text:span></text:p>
      <text:p text:style-name="P4"/>
      <text:p text:style-name="P6">11. What is the difference between a JavaBean and a regular Java class?</text:p>
      <text:p text:style-name="P4"/>
      <text:p text:style-name="P4">A JavaBean follows specific conventions like having a no-argument constructor, being serializable, and providing getter/setter methods for its properties, while a regular Java class may not adhere to these conventions. </text:p>
      <text:p text:style-name="P4"/>
      <text:p text:style-name="P6">12. Explain the concept of bound properties in JavaBeans.</text:p>
      <text:p text:style-name="P4"/>
      <text:p text:style-name="P3"><text:span text:style-name="T7">Bound properties in JavaBeans notify listeners when their value changes. They use </text:span><text:span text:style-name="Source_20_Text"><text:span text:style-name="T3">PropertyChangeSupport</text:span></text:span><text:span text:style-name="T7"> to register and notify listeners of property changes. </text:span></text:p>
      <text:p text:style-name="P4"/>
      <text:p text:style-name="P6">13. What are constrained properties in JavaBeans?</text:p>
      <text:p text:style-name="P4"/>
      <text:p text:style-name="P2"><text:span text:style-name="T7">Constrained properties allow validation before the value is changed. They use the </text:span><text:span text:style-name="Source_20_Text"><text:span text:style-name="T3">VetoableChangeListener</text:span></text:span><text:span text:style-name="T7"> to check and possibly reject the new value of a property. </text:span></text:p>
      <text:p text:style-name="P4"/>
      <text:p text:style-name="P6">14. How do you implement event handling in JavaBeans?</text:p>
      <text:p text:style-name="P4"/>
      <text:p text:style-name="P2"><text:span text:style-name="T7">Event handling is implemented by defining event source methods (e.g., addListener, removeListener) and firing events through custom methods, usually involving </text:span><text:span text:style-name="Source_20_Text"><text:span text:style-name="T3">PropertyChangeSupport</text:span></text:span><text:span text:style-name="T7"> for bound properties or </text:span><text:span text:style-name="Source_20_Text"><text:span text:style-name="T3">VetoableChangeSupport</text:span></text:span><text:span text:style-name="T7"> for constrained properties. </text:span></text:p>
      <text:p text:style-name="P4"/>
      <text:p text:style-name="P6">15. What is the PropertyChangeListener interface, and how is it used?</text:p>
      <text:p text:style-name="P4"/>
      <text:p text:style-name="P2"><text:span text:style-name="Source_20_Text"><text:span text:style-name="T3">PropertyChangeListener</text:span></text:span><text:span text:style-name="T7"> listens for changes in bound properties. It is used to receive notifications when a property value changes by implementing the </text:span><text:span text:style-name="Source_20_Text"><text:span text:style-name="T3">propertyChange</text:span></text:span><text:span text:style-name="T7"> method. Example: </text:span></text:p>
      <text:p text:style-name="P4"/>
      <text:p text:style-name="P4">public void propertyChange(PropertyChangeEvent evt) {<text:line-break/> <text:s text:c="3"/>// Handle the property change<text:line-break/>}<text:line-break/></text:p>
      <text:p text:style-name="P6">16. What is the VetoableChangeListener interface, and how is it used?</text:p>
      <text:p text:style-name="P4"/>
      <text:p text:style-name="P2"><text:span text:style-name="T7">The </text:span><text:span text:style-name="Source_20_Text"><text:span text:style-name="T3">VetoableChangeListener</text:span></text:span><text:span text:style-name="T7"> interface is used to listen for changes in constrained properties. It allows listeners to veto (prevent) changes to a property before they are applied, using the </text:span><text:span text:style-name="Source_20_Text"><text:span text:style-name="T3">vetoableChange</text:span></text:span><text:span text:style-name="T7"> method. </text:span></text:p>
      <text:p text:style-name="P4"/>
      <text:p text:style-name="P6"><text:soft-page-break/>17. How do you use JavaBeans in JSP?</text:p>
      <text:p text:style-name="P4"/>
      <text:p text:style-name="P2"><text:span text:style-name="T7">JavaBeans can be used in JSP by declaring the bean using the </text:span><text:span text:style-name="Source_20_Text"><text:span text:style-name="T3">&lt;jsp:useBean&gt;</text:span></text:span><text:span text:style-name="T7"> tag and accessing its properties via the </text:span><text:span text:style-name="Source_20_Text"><text:span text:style-name="T3">&lt;jsp:getProperty&gt;</text:span></text:span><text:span text:style-name="T7"> and </text:span><text:span text:style-name="Source_20_Text"><text:span text:style-name="T3">&lt;jsp:setProperty&gt;</text:span></text:span><text:span text:style-name="T7"> tags. </text:span></text:p>
      <text:p text:style-name="P4"/>
      <text:p text:style-name="P4">&lt;jsp:useBean id="person" class="com.example.Person" /&gt;<text:line-break/>&lt;jsp:setProperty name="person" property="name" value="John" /&gt;<text:line-break/>&lt;jsp:getProperty name="person" property="name" /&gt;<text:line-break/></text:p>
      <text:p text:style-name="P4"/>
      <text:p text:style-name="P6">18. What is the PersistenceDelegate class used for in JavaBeans?</text:p>
      <text:p text:style-name="P4"/>
      <text:p text:style-name="P2"><text:span text:style-name="T7">The </text:span><text:span text:style-name="Source_20_Text"><text:span text:style-name="T3">PersistenceDelegate</text:span></text:span><text:span text:style-name="T7"> class is used to control how JavaBeans are serialized, especially for complex objects. It defines how a JavaBean should be serialized and deserialized, typically within the JavaBeans </text:span><text:span text:style-name="Source_20_Text"><text:span text:style-name="T3">Introspector</text:span></text:span><text:span text:style-name="T7"> or </text:span><text:span text:style-name="Source_20_Text"><text:span text:style-name="T3">XMLEncoder</text:span></text:span><text:span text:style-name="T7"> classes. </text:span></text:p>
      <text:p text:style-name="P4"/>
      <text:p text:style-name="P6">19. How do you customize property editors for JavaBeans?</text:p>
      <text:p text:style-name="P4"/>
      <text:p text:style-name="P2"><text:span text:style-name="T7">You can customize property editors by implementing the </text:span><text:span text:style-name="Source_20_Text"><text:span text:style-name="T3">PropertyEditor</text:span></text:span><text:span text:style-name="T7"> interface or extending </text:span><text:span text:style-name="Source_20_Text"><text:span text:style-name="T3">PropertyEditorSupport</text:span></text:span><text:span text:style-name="T7">. This allows you to control how properties are edited, such as converting between string values and the property type. </text:span></text:p>
      <text:p text:style-name="P4"/>
      <text:p text:style-name="P4">public class MyPropertyEditor extends PropertyEditorSupport {<text:line-break/> <text:s text:c="3"/>public String getAsText() {<text:line-break/> <text:s text:c="7"/>return ((MyType) getValue()).toString();<text:line-break/> <text:s text:c="3"/>}<text:line-break/> <text:s text:c="3"/>public void setAsText(String text) throws IllegalArgumentException {<text:line-break/> <text:s text:c="7"/>setValue(new MyType(text));<text:line-break/> <text:s text:c="3"/>}<text:line-break/>}<text:line-break/></text:p>
      <text:p text:style-name="P6">20. Explain the use of DesignMode in Java Beans.</text:p>
      <text:p text:style-name="P4"/>
      <text:p text:style-name="P2"><text:span text:style-name="T7">The </text:span><text:span text:style-name="Source_20_Text"><text:span text:style-name="T3">DesignMode</text:span></text:span><text:span text:style-name="T7"> flag indicates whether the JavaBean is being used in a design environment (like an IDE) or a runtime environment. In design mode, you can customize behavior, such as suppressing event firing or providing design-time metadata. For example, </text:span><text:span text:style-name="Source_20_Text"><text:span text:style-name="T3">bean.isDesignTime()</text:span></text:span><text:span text:style-name="T7"> can check if the bean is in design mode.</text:span></text:p>
      <text:p text:style-name="P2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6:58:51.330000000</meta:creation-date>
    <dc:date>2025-02-24T17:45:09.224000000</dc:date>
    <meta:editing-duration>PT46M9S</meta:editing-duration>
    <meta:editing-cycles>19</meta:editing-cycles>
    <meta:generator>LibreOffice/24.2.5.2$Windows_X86_64 LibreOffice_project/bffef4ea93e59bebbeaf7f431bb02b1a39ee8a59</meta:generator>
    <meta:document-statistic meta:table-count="0" meta:image-count="0" meta:object-count="0" meta:page-count="3" meta:paragraph-count="54" meta:word-count="777" meta:character-count="5335" meta:non-whitespace-character-count="4541"/>
  </office:meta>
</office:document-meta>
</file>